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_</text:p>
      <text:p text:style-name="Standard">int[][] matriz = new int[2][4];</text:p>
      <text:p text:style-name="Standard"/>
      <text:p text:style-name="Standard">2_</text:p>
      <text:p text:style-name="Standard">int[] array;</text:p>
      <text:p text:style-name="Standard">int array[];</text:p>
      <text:p text:style-name="Standard"/>
      <text:p text:style-name="Standard">3_</text:p>
      <text:p text:style-name="Standard">for(int i=0;i&lt;matriz.length;i++){</text:p>
      <text:p text:style-name="Standard"><text:tab/>for(int j=0;j&lt;matriz[i].length;j++){</text:p>
      <text:p text:style-name="Standard"><text:tab/><text:tab/>matriz[i][j]=i+j;</text:p>
      <text:p text:style-name="Standard"><text:tab/>}</text:p>
      <text:p text:style-name="Standard">}</text:p>
      <text:p text:style-name="Standard">4_</text:p>
      <text:p text:style-name="Standard"/>
      <text:p text:style-name="Standard">a) 0;</text:p>
      <text:p text:style-name="Standard">b)0.0;</text:p>
      <text:p text:style-name="Standard">c)false</text:p>
      <text:p text:style-name="Standard">d)null;</text:p>
      <text:p text:style-name="Standard"/>
      <text:p text:style-name="Standard">5_</text:p>
      <text:p text:style-name="Standard"/>
      <text:p text:style-name="Standard">package ideais;</text:p>
      <text:p text:style-name="Standard"/>
      <text:p text:style-name="Standard">public class StringExercicios {</text:p>
      <text:p text:style-name="Standard"><text:s text:c="3"/></text:p>
      <text:p text:style-name="Standard"><text:s text:c="4"/>public static void main(String[] args){</text:p>
      <text:p text:style-name="Standard"><text:s text:c="8"/>int[][] matriz = new int[2][4]; <text:s/></text:p>
      <text:p text:style-name="Standard"><text:s text:c="8"/>//Questao 5:</text:p>
      <text:p text:style-name="Standard"><text:s text:c="8"/>int[] vetor = {1,2,3,4,5};</text:p>
      <text:p text:style-name="Standard"><text:s text:c="8"/></text:p>
      <text:p text:style-name="Standard"><text:s text:c="4"/>}</text:p>
      <text:p text:style-name="Standard"><text:s text:c="4"/></text:p>
      <text:p text:style-name="Standard">}</text:p>
      <text:p text:style-name="Standard"/>
      <text:p text:style-name="Standard"/>
      <text:p text:style-name="Standard">6_</text:p>
      <text:p text:style-name="Standard">package ideais;</text:p>
      <text:p text:style-name="Standard"/>
      <text:p text:style-name="Standard">public class Pessoa{</text:p>
      <text:p text:style-name="Standard"><text:tab/>private String nome;</text:p>
      <text:p text:style-name="Standard"><text:tab/>private String sobrenome;</text:p>
      <text:p text:style-name="Standard"><text:tab/>public Pessoa(String nome, String sobrenome){</text:p>
      <text:p text:style-name="Standard"><text:tab/><text:tab/>this.nome = nome;</text:p>
      <text:p text:style-name="Standard"><text:tab/><text:tab/>this.sobrenome = sobrenome;</text:p>
      <text:p text:style-name="Standard"><text:tab/>}</text:p>
      <text:p text:style-name="Standard"><text:tab/>public void juntaNome(){</text:p>
      <text:p text:style-name="Standard"><text:tab/><text:tab/></text:p>
      <text:p text:style-name="Standard"><text:tab/><text:tab/>System.out.println(nome+" "+sobrenome);</text:p>
      <text:p text:style-name="Standard"><text:s text:c="8"/>}</text:p>
      <text:p text:style-name="Standard"><text:s text:c="5"/></text:p>
      <text:p text:style-name="Standard"><text:s text:c="5"/></text:p>
      <text:p text:style-name="Standard"><text:soft-page-break/>}</text:p>
      <text:p text:style-name="Standard"/>
      <text:p text:style-name="Standard"/>
      <text:p text:style-name="Standard"/>
      <text:p text:style-name="Standard">7-8_</text:p>
      <text:p text:style-name="Standard"/>
      <text:p text:style-name="Standard">package ideais;</text:p>
      <text:p text:style-name="Standard"/>
      <text:p text:style-name="Standard"/>
      <text:p text:style-name="Standard">public class ArrayPessoa {</text:p>
      <text:p text:style-name="Standard"><text:s text:c="4"/>public static void main(String[] args){</text:p>
      <text:p text:style-name="Standard"><text:s text:c="8"/>Pessoa[] pessoa = new Pessoa[4];</text:p>
      <text:p text:style-name="Standard"><text:s text:c="8"/>pessoa[0]= new Pessoa("joaquim","maneu");</text:p>
      <text:p text:style-name="Standard"><text:s text:c="8"/>pessoa[1]= new Pessoa("juliana","jubinha");</text:p>
      <text:p text:style-name="Standard"><text:s text:c="8"/>pessoa[2]= new Pessoa("fabio","gurgel");</text:p>
      <text:p text:style-name="Standard"><text:s text:c="8"/>pessoa[3]= new Pessoa("wellington","de Jesus");</text:p>
      <text:p text:style-name="Standard"><text:s text:c="8"/>for(int i=0; i&lt;pessoa.length; i++){</text:p>
      <text:p text:style-name="Standard"><text:s text:c="12"/>pessoa[i].juntaNome();</text:p>
      <text:p text:style-name="Standard"><text:s text:c="16"/></text:p>
      <text:p text:style-name="Standard"><text:s text:c="8"/>} <text:s text:c="22"/></text:p>
      <text:p text:style-name="Standard"><text:s text:c="16"/></text:p>
      <text:p text:style-name="Standard"><text:s text:c="4"/>} </text:p>
      <text:p text:style-name="Standard">}</text:p>
      <text:p text:style-name="Standard"/>
      <text:p text:style-name="Standard"/>
      <text:p text:style-name="Standard">9_</text:p>
      <text:p text:style-name="Standard">letras a, b e f não funcionam. </text:p>
      <text:p text:style-name="Standard"/>
      <text:p text:style-name="Standard"/>
      <text:p text:style-name="Standard"/>
      <text:p text:style-name="Standard">10_</text:p>
      <text:p text:style-name="Standard"/>
      <text:p text:style-name="Standard">package ideais;</text:p>
      <text:p text:style-name="Standard"/>
      <text:p text:style-name="Standard">import java.util.Scanner;</text:p>
      <text:p text:style-name="Standard"/>
      <text:p text:style-name="Standard">public class ExercicioDez {</text:p>
      <text:p text:style-name="Standard"><text:s text:c="4"/>public static void main(String[] args){</text:p>
      <text:p text:style-name="Standard"><text:s text:c="7"/></text:p>
      <text:p text:style-name="Standard"><text:s text:c="8"/>Scanner teclado = new Scanner(System.in);</text:p>
      <text:p text:style-name="Standard"><text:s text:c="8"/></text:p>
      <text:p text:style-name="Standard"><text:s text:c="8"/>System.out.println("entre com 4 numeros:"); </text:p>
      <text:p text:style-name="Standard"><text:s text:c="9"/>int numero=Integer.parseInt(teclado.nextLine()); <text:s/></text:p>
      <text:p text:style-name="Standard"><text:s text:c="9"/>System.out.println(numero);</text:p>
      <text:p text:style-name="Standard"><text:s text:c="17"/></text:p>
      <text:p text:style-name="Standard"><text:s text:c="4"/>} 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1T20:27:48.14</meta:creation-date>
    <dc:date>2012-10-21T21:30:09.01</dc:date>
    <meta:editing-duration>PT3M9S</meta:editing-duration>
    <meta:editing-cycles>1</meta:editing-cycles>
    <meta:generator>OpenOffice.org/3.2$Linux OpenOffice.org_project/320m12$Build-9483</meta:generator>
    <meta:document-statistic meta:table-count="0" meta:image-count="0" meta:object-count="0" meta:page-count="2" meta:paragraph-count="76" meta:word-count="155" meta:character-count="1515"/>
  </office:meta>
</office:document-meta>
</file>